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stroke="dash" draw:stroke-dash="Fine_20_Dashed_20__28_var_29_" draw:fill="none" draw:textarea-vertical-align="middle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175cm" svg:height="3.215cm" svg:x="1.572cm" svg:y="4.905cm">
          <text:p/>
          <draw:enhanced-geometry svg:viewBox="0 0 21600 21600" draw:glue-points="?f6 10800 10800 21600 ?f5 10800 10800 0" draw:text-areas="?f3 ?f3 ?f4 ?f4" draw:mirror-vertical="true" draw:type="trapezoid" draw:modifiers="5710.033444816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1.905cm" svg:height="1.46cm" svg:x="12.212cm" svg:y="6.59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1.127cm" svg:y1="8.121cm" svg:x2="9.953cm" svg:y2="8.121cm">
          <text:p/>
        </draw:line>
        <draw:line draw:style-name="gr2" draw:text-style-name="P1" draw:layer="layout" svg:x1="11.514cm" svg:y1="8.057cm" svg:x2="15.26cm" svg:y2="8.057cm">
          <text:p/>
        </draw:line>
        <draw:line draw:style-name="gr2" draw:text-style-name="P1" draw:layer="layout" svg:x1="17.129cm" svg:y1="8.145cm" svg:x2="26.4cm" svg:y2="8.145cm">
          <text:p/>
        </draw:line>
        <draw:polyline draw:style-name="gr3" draw:text-style-name="P1" draw:layer="layout" svg:width="5.228cm" svg:height="5.727cm" draw:transform="skewX (6.21961275508796E-017) rotate (0.945095789954929) translate (17.446cm 8.159cm)" svg:viewBox="0 0 5229 5728" draw:points="0,0 1410,0 1931,721 3518,749 5229,3116 4216,5728">
          <text:p/>
        </draw:polyline>
        <draw:frame draw:style-name="gr4" draw:layer="layout" svg:width="3.177cm" svg:height="0.806cm" svg:x="3.505cm" svg:y="8.289cm">
          <draw:text-box>
            <text:p>(a) standard</text:p>
          </draw:text-box>
        </draw:frame>
        <draw:frame draw:style-name="gr4" draw:layer="layout" svg:width="3.982cm" svg:height="1.361cm" svg:x="11.606cm" svg:y="8.289cm">
          <draw:text-box>
            <text:p>(b) vitesse maxi</text:p>
            <text:p>Non atteinte</text:p>
          </draw:text-box>
        </draw:frame>
        <draw:line draw:style-name="gr5" draw:text-style-name="P1" draw:layer="layout" svg:x1="6.905cm" svg:y1="4.525cm" svg:x2="6.905cm" svg:y2="8.081cm">
          <text:p/>
        </draw:line>
        <draw:frame draw:style-name="gr4" draw:layer="layout" svg:width="4.668cm" svg:height="0.806cm" svg:x="5.306cm" svg:y="3.789cm">
          <draw:text-box>
            <text:p>Debut décélération</text:p>
          </draw:text-box>
        </draw:frame>
        <draw:line draw:style-name="gr5" draw:text-style-name="P1" draw:layer="layout" svg:x1="13.205cm" svg:y1="6.143cm" svg:x2="13.205cm" svg:y2="8.081cm">
          <text:p/>
        </draw:line>
        <draw:frame draw:style-name="gr4" draw:layer="layout" svg:width="4.668cm" svg:height="0.806cm" svg:x="11.306cm" svg:y="5.289cm">
          <draw:text-box>
            <text:p>Debut décélération</text:p>
          </draw:text-box>
        </draw:frame>
        <draw:custom-shape draw:style-name="gr6" draw:text-style-name="P1" draw:layer="layout" svg:width="0.413cm" svg:height="1.143cm" draw:transform="rotate (1.5707963267949) translate (19.074cm 5.11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5" draw:text-style-name="P1" draw:layer="layout" svg:x1="19.179cm" svg:y1="5.318cm" svg:x2="19.179cm" svg:y2="8.055cm">
          <text:p/>
        </draw:line>
        <draw:line draw:style-name="gr5" draw:text-style-name="P1" draw:layer="layout" svg:x1="20.053cm" svg:y1="5.293cm" svg:x2="20.053cm" svg:y2="8.03cm">
          <text:p/>
        </draw:line>
        <draw:line draw:style-name="gr5" draw:text-style-name="P1" draw:layer="layout" svg:x1="18.253cm" svg:y1="5.293cm" svg:x2="18.253cm" svg:y2="8.03cm">
          <text:p/>
        </draw:line>
        <draw:line draw:style-name="gr5" draw:text-style-name="P1" draw:layer="layout" svg:x1="17.527cm" svg:y1="5.268cm" svg:x2="17.527cm" svg:y2="8.005cm">
          <text:p/>
        </draw:line>
        <draw:custom-shape draw:style-name="gr6" draw:text-style-name="P1" draw:layer="layout" svg:width="0.413cm" svg:height="1.143cm" draw:transform="rotate (1.5707963267949) translate (17.348cm 5.09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layer="layout" svg:width="8.173cm" svg:height="0.806cm" svg:x="14.506cm" svg:y="3.989cm">
          <draw:text-box>
            <text:p>Comptage des pas en accélération</text:p>
          </draw:text-box>
        </draw:frame>
        <draw:frame draw:style-name="gr4" draw:layer="layout" svg:width="6.496cm" svg:height="1.361cm" svg:x="18.906cm" svg:y="8.29cm">
          <draw:text-box>
            <text:p>(c) changement de vitesse</text:p>
            <text:p>Au cours d'un déplaceme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1cm" svg:stroke-color="#000000" draw:marker-start-width="0.279cm" draw:marker-start-center="false" draw:marker-end-width="0.27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  <style:text-properties fo:font-size="14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_20_1" svg:stroke-width="0.051cm" svg:stroke-color="#000000" draw:marker-start="Arrow" draw:marker-start-width="0.279cm" draw:marker-end="Arrow" draw:marker-end-width="0.279cm" draw:fill="none" draw:fill-gradient-name="Gradient_20_7" draw:fill-hatch-name="Hatching_20_1" draw:fill-image-name="Bitmape_20_1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urrion </meta:initial-creator>
    <meta:creation-date>2013-01-22T11:26:02</meta:creation-date>
    <dc:date>2013-01-22T15:32:13</dc:date>
    <dc:creator>bourrion </dc:creator>
    <meta:editing-duration>PT1H2M58S</meta:editing-duration>
    <meta:editing-cycles>28</meta:editing-cycles>
    <meta:generator>LibreOffice/3.5$Linux_X86_64 LibreOffice_project/350m1$Build-2</meta:generator>
    <meta:document-statistic meta:object-count="20"/>
  </office:meta>
</office:document-meta>
</file>